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bf00" draw:textarea-horizontal-align="justify" draw:textarea-vertical-align="middle" draw:auto-grow-height="false" fo:min-height="0.703cm" fo:min-width="1.882cm"/>
      <style:paragraph-properties style:writing-mode="lr-tb"/>
    </style:style>
    <style:style style:name="gr2" style:family="graphic" style:parent-style-name="standard">
      <style:graphic-properties draw:fill-color="#dee6ef" draw:textarea-horizontal-align="justify" draw:textarea-vertical-align="top" draw:auto-grow-height="false" fo:min-height="2.529cm" fo:min-width="3.311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draw:fill-color="#ffd8ce" draw:textarea-horizontal-align="justify" draw:textarea-vertical-align="middle" draw:auto-grow-height="false" fo:min-height="0.703cm" fo:min-width="1.882cm"/>
      <style:paragraph-properties style:writing-mode="lr-tb"/>
    </style:style>
    <style:style style:name="gr5" style:family="graphic" style:parent-style-name="standard">
      <style:graphic-properties draw:fill-color="#ffbf00" draw:textarea-horizontal-align="justify" draw:textarea-vertical-align="middle" draw:auto-grow-height="false" fo:min-height="0.385cm" fo:min-width="2.04cm"/>
    </style:style>
    <style:style style:name="gr6" style:family="graphic" style:parent-style-name="standard">
      <style:graphic-properties draw:fill-color="#ffd8ce" draw:textarea-horizontal-align="justify" draw:textarea-vertical-align="middle" draw:auto-grow-height="false" fo:min-height="0.385cm" fo:min-width="2.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  <style:text-properties fo:font-weight="bold"/>
    </style:style>
    <style:style style:name="P2" style:family="paragraph">
      <loext:graphic-properties draw:fill-color="#ffbf00"/>
      <style:paragraph-properties fo:text-align="center"/>
      <style:text-properties fo:font-weight="bold"/>
    </style:style>
    <style:style style:name="P3" style:family="paragraph">
      <loext:graphic-properties draw:fill-color="#dee6ef"/>
      <style:paragraph-properties fo:text-align="center"/>
      <style:text-properties fo:font-weight="bold"/>
    </style:style>
    <style:style style:name="P4" style:family="paragraph">
      <loext:graphic-properties draw:fill="none"/>
      <style:paragraph-properties fo:text-align="center"/>
      <style:text-properties fo:font-weight="bold"/>
    </style:style>
    <style:style style:name="P5" style:family="paragraph">
      <loext:graphic-properties draw:fill-color="#ffd8ce"/>
      <style:paragraph-properties fo:text-align="center"/>
      <style:text-properties fo:font-weight="bold"/>
    </style:style>
    <style:style style:name="P6" style:family="paragraph">
      <style:text-properties fo:font-weight="bold"/>
    </style:style>
    <style:style style:name="P7" style:family="paragraph">
      <loext:graphic-properties draw:fill="none" draw:fill-color="#ffffff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762cm" svg:height="1.905cm" svg:x="1.953cm" svg:y="2.27cm">
          <text:p text:style-name="P1">Event-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3.81cm" svg:height="4.445cm" svg:x="15.287cm" svg:y="2.105cm"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4" draw:layer="layout" svg:x1="8.302cm" svg:y1="4.175cm" svg:x2="13.382cm" svg:y2="4.175cm">
          <text:p text:style-name="P1">Insert</text:p>
          <text:p text:style-name="P1">new record</text:p>
        </draw:line>
        <draw:custom-shape draw:style-name="gr4" draw:text-style-name="P5" draw:layer="layout" svg:width="4.762cm" svg:height="1.905cm" svg:x="1.952cm" svg:y="5.127cm">
          <text:p text:style-name="P1">Event-1 </text:p>
          <text:p text:style-name="P1">(dupe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8.285cm" svg:y1="6.08cm" svg:x2="13.365cm" svg:y2="6.08cm">
          <text:p text:style-name="P1">Insert</text:p>
          <text:p text:style-name="P1">new record</text:p>
        </draw:line>
        <draw:custom-shape draw:style-name="gr5" draw:text-style-name="P2" draw:layer="layout" svg:width="2.54cm" svg:height="0.635cm" svg:x="15.922cm" svg:y="4.49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54cm" svg:height="0.635cm" svg:x="15.922cm" svg:y="5.4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62cm" svg:height="1.905cm" svg:x="1.954cm" svg:y="10.97cm">
          <text:p text:style-name="P1">Event-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3.81cm" svg:height="4.445cm" svg:x="15.288cm" svg:y="10.805cm"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4" draw:layer="layout" svg:x1="8.303cm" svg:y1="12.875cm" svg:x2="13.383cm" svg:y2="12.875cm">
          <text:p text:style-name="P1">upsert</text:p>
          <text:p text:style-name="P1">new record</text:p>
        </draw:line>
        <draw:custom-shape draw:style-name="gr4" draw:text-style-name="P5" draw:layer="layout" svg:width="4.762cm" svg:height="1.905cm" svg:x="1.953cm" svg:y="13.827cm">
          <text:p text:style-name="P1">Event-1 </text:p>
          <text:p text:style-name="P1">(dupe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8.286cm" svg:y1="14.78cm" svg:x2="13.366cm" svg:y2="14.78cm">
          <text:p text:style-name="P1">Upsert</text:p>
        </draw:line>
        <draw:custom-shape draw:style-name="gr5" draw:text-style-name="P2" draw:layer="layout" svg:width="2.54cm" svg:height="0.635cm" svg:x="15.923cm" svg:y="13.192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1.924cm" svg:height="0.962cm" svg:x="5.615cm" svg:y="1.235cm">
          <draw:text-box>
            <text:p text:style-name="P6">Scenario-1: Duplicate records created</text:p>
          </draw:text-box>
        </draw:frame>
        <draw:frame draw:style-name="gr7" draw:text-style-name="P7" draw:layer="layout" svg:width="12.88cm" svg:height="0.962cm" svg:x="5.615cm" svg:y="9.635cm">
          <draw:text-box>
            <text:p text:style-name="P6">Scenario-2: No duplicate records created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21T22:38:39.543845780</meta:creation-date>
    <dc:date>2021-09-21T22:44:48.454172774</dc:date>
    <meta:editing-duration>PT6M9S</meta:editing-duration>
    <meta:editing-cycles>1</meta:editing-cycles>
    <meta:generator>LibreOffice/7.1.5.2$Linux_X86_64 LibreOffice_project/10$Build-2</meta:generator>
    <meta:document-statistic meta:object-count="15"/>
  </office:meta>
</office:document-meta>
</file>